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48a91" officeooo:paragraph-rsid="00148a91"/>
    </style:style>
    <style:style style:name="P2" style:family="paragraph" style:parent-style-name="Heading_20_1">
      <style:text-properties fo:language="ru" fo:country="RU" officeooo:rsid="00194abe" officeooo:paragraph-rsid="00194abe"/>
    </style:style>
    <style:style style:name="P3" style:family="paragraph" style:parent-style-name="Heading_20_2">
      <style:text-properties officeooo:rsid="00148a91" officeooo:paragraph-rsid="00148a91"/>
    </style:style>
    <style:style style:name="P4" style:family="paragraph" style:parent-style-name="First_20_line_20_indent">
      <style:text-properties officeooo:paragraph-rsid="00154991"/>
    </style:style>
    <style:style style:name="P5" style:family="paragraph" style:parent-style-name="Первая_20_строка_20_с_20_отступом_20__28_нумерованный_29_">
      <style:text-properties officeooo:rsid="00154991" officeooo:paragraph-rsid="00194abe"/>
    </style:style>
    <style:style style:name="P6" style:family="paragraph" style:parent-style-name="Первая_20_строка_20_с_20_отступом_20__28_маркированный_29_">
      <style:text-properties officeooo:rsid="00194abe" officeooo:paragraph-rsid="00194abe"/>
    </style:style>
    <style:style style:name="P7" style:family="paragraph" style:parent-style-name="Первая_20_строка_20_с_20_отступом_20__28_маркированный_29_">
      <style:text-properties officeooo:paragraph-rsid="00194abe"/>
    </style:style>
    <style:style style:name="P8" style:family="paragraph" style:parent-style-name="Первая_20_строка_20_с_20_отступом_20__28_нумерованный_29_">
      <style:text-properties fo:language="ru" fo:country="RU" officeooo:rsid="001b2a5e" officeooo:paragraph-rsid="001b2a5e"/>
    </style:style>
    <style:style style:name="P9" style:family="paragraph" style:parent-style-name="Первая_20_строка_20_с_20_отступом_20__28_маркированный_29_">
      <style:text-properties officeooo:rsid="001b2a5e" officeooo:paragraph-rsid="001b2a5e"/>
    </style:style>
    <style:style style:name="P10" style:family="paragraph" style:parent-style-name="Первая_20_строка_20_с_20_отступом_20__28_маркированный_29_">
      <style:text-properties officeooo:paragraph-rsid="001b2a5e"/>
    </style:style>
    <style:style style:name="P11" style:family="paragraph" style:parent-style-name="Первая_20_строка_20_с_20_отступом_20__28_нумерованный_29_">
      <style:text-properties fo:language="en" fo:country="US" officeooo:rsid="0015f45f" officeooo:paragraph-rsid="0015f45f"/>
    </style:style>
    <style:style style:name="P12" style:family="paragraph" style:parent-style-name="Первая_20_строка_20_с_20_отступом_20__28_нумерованный_29_">
      <style:text-properties fo:language="ru" fo:country="RU" officeooo:rsid="00150224" officeooo:paragraph-rsid="00150224"/>
    </style:style>
    <style:style style:name="T1" style:family="text">
      <style:text-properties fo:language="en" fo:country="US" officeooo:rsid="00194abe"/>
    </style:style>
    <style:style style:name="T2" style:family="text">
      <style:text-properties fo:language="en" fo:country="US"/>
    </style:style>
    <style:style style:name="T3" style:family="text">
      <style:text-properties officeooo:rsid="00148a91"/>
    </style:style>
    <style:style style:name="T4" style:family="text">
      <style:text-properties fo:language="ru" fo:country="RU" officeooo:rsid="00194abe"/>
    </style:style>
    <style:style style:name="T5" style:family="text">
      <style:text-properties officeooo:rsid="00194abe"/>
    </style:style>
    <style:style style:name="T6" style:family="text">
      <style:text-properties fo:language="ru" fo:country="RU"/>
    </style:style>
    <style:style style:name="T7" style:family="text">
      <style:text-properties officeooo:rsid="001b2a5e"/>
    </style:style>
    <style:style style:name="T8" style:family="text">
      <style:text-properties fo:language="ru" fo:country="RU" officeooo:rsid="001c1e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 <text:span text:style-name="T1">12</text:span></text:p>
      <text:h text:style-name="P2" text:outline-level="1">Модули и пакеты в языке программирования <text:span text:style-name="T2">Python</text:span></text:h>
      <text:h text:style-name="P3" text:outline-level="2">Цель работы</text:h>
      <text:p text:style-name="P4"><text:span text:style-name="T3">Дать студентам практический навык </text:span><text:span text:style-name="T4">использования модулей и пакетов языка программирования </text:span><text:span text:style-name="T1">Python </text:span><text:span text:style-name="T4">для организации программного кода в проектах.</text:span></text:p>
      <text:h text:style-name="P3" text:outline-level="2">Постановка задачи</text:h>
      <text:list xml:id="list513418521" text:style-name="Numbering_20_123">
        <text:list-item>
          <text:p text:style-name="P5"><text:span text:style-name="T5">Создать собственный модуль на языке программирования </text:span><text:span text:style-name="T1">Python,</text:span><text:span text:style-name="T4"> содержащий не менее одной константы и четырех функций. Написать программу, реализующие различные варианты импорта модуля и его использования:</text:span></text:p>
        </text:list-item>
      </text:list>
      <text:list xml:id="list1930285104" text:style-name="List_20_2">
        <text:list-item>
          <text:p text:style-name="P6">импорт всего модуля;</text:p>
        </text:list-item>
        <text:list-item>
          <text:p text:style-name="P6">импорт конкретных элементов;</text:p>
        </text:list-item>
        <text:list-item>
          <text:p text:style-name="P6">импорт с переименованием;</text:p>
        </text:list-item>
        <text:list-item>
          <text:p text:style-name="P7"><text:span text:style-name="T5">импорт всех элементов.</text:span></text:p>
        </text:list-item>
      </text:list>
      <text:list xml:id="list63006526247333" text:continue-list="list513418521" text:style-name="Numbering_20_123">
        <text:list-item>
          <text:p text:style-name="P8">Дополнить пакет специальными переменными модуля, в том числе:</text:p>
        </text:list-item>
      </text:list>
      <text:list xml:id="list63006224297788" text:continue-list="list1930285104" text:style-name="List_20_2">
        <text:list-item>
          <text:p text:style-name="P9">специальная переменная «__<text:span text:style-name="T2">name__</text:span>», позволяющая определить, запущен ли модуль как программа или импортирован;</text:p>
        </text:list-item>
        <text:list-item>
          <text:p text:style-name="P9">специальная переменная «<text:span text:style-name="T2">__all</text:span><text:span text:style-name="T6">__</text:span>», определяющая, какие имена будут импортированы при импорте всех элементов модуля.</text:p>
        </text:list-item>
      </text:list>
      <text:list xml:id="list63005013817502" text:continue-list="list63006526247333" text:style-name="Numbering_20_123">
        <text:list-item>
          <text:p text:style-name="P8">Создать собственный пакет на языке программирования <text:span text:style-name="T2">Python, </text:span>содержащий не менее одного подпакета и двух модулей. Написать программу, реализующие различные варианты импорта из пакета:</text:p>
        </text:list-item>
      </text:list>
      <text:list text:continue-list="list63006224297788" text:style-name="List_20_2">
        <text:list-item>
          <text:p text:style-name="P9">импорт модуля из пакета;</text:p>
        </text:list-item>
        <text:list-item>
          <text:p text:style-name="P9">импорт определенных элементов из модуля в пакете;</text:p>
        </text:list-item>
        <text:list-item>
          <text:p text:style-name="P9">импорт из подпакета;</text:p>
        </text:list-item>
        <text:list-item>
          <text:p text:style-name="P10"><text:span text:style-name="T7">относительный импорт (внутри модулей пакета).</text:span></text:p>
        </text:list-item>
      </text:list>
      <text:list text:continue-list="list63005013817502" text:style-name="Numbering_20_123">
        <text:list-item>
          <text:p text:style-name="P11">Выполнить корректировку программ, написанных для лабораторных работ №1, 4 и 5, с таким условием, <text:span text:style-name="T8">чтобы функции, написанные в них были доступны, как элементы соответствующих модулей и пакетов.</text:span></text:p>
        </text:list-item>
        <text:list-item>
          <text:p text:style-name="P12"><text:soft-page-break/>Оформить отчет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2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06:01:26.391414900</meta:creation-date>
    <meta:editing-duration>PT40M9S</meta:editing-duration>
    <meta:editing-cycles>7</meta:editing-cycles>
    <meta:generator>LibreOffice/26.2.1.2$Windows_X86_64 LibreOffice_project/620$Build-2</meta:generator>
    <dc:title>my_default</dc:title>
    <dc:date>2026-03-14T06:29:34.480609400</dc:date>
    <meta:document-statistic meta:table-count="0" meta:image-count="0" meta:object-count="0" meta:page-count="2" meta:paragraph-count="21" meta:word-count="189" meta:character-count="1367" meta:non-whitespace-character-count="1214"/>
    <meta:template xlink:type="simple" xlink:actuate="onRequest" xlink:title="my_default" xlink:href="../../../AppData/Roaming/LibreOffice/4/user/template/my_default.ott" meta:date="2025-09-06T06:01:25.350303800"/>
  </office:meta>
</office:document-meta>
</file>